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06e2d" officeooo:paragraph-rsid="00006e2d" style:font-weight-asian="bold" style:font-weight-complex="bold"/>
    </style:style>
    <style:style style:name="T1"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rogation sur les deux systèmes de temps </text:p>
      <text:p text:style-name="P1">à partir d’un extrait de <text:span text:style-name="T1">La Promesse de l’Aube</text:span></text:p>
      <text:p text:style-name="Standard"/>
      <text:p text:style-name="Standard"/>
      <text:p text:style-name="Standard"><text:tab/>Je l’ai vue descendre du taxi, devant la cantine, la canne à la main, une gauloise aux lèvres et, sous le regard goguenard des troufions, elle m’ouvrit ses bras d’un geste théâtral, attendant que son fils s’y jetât, selon la meilleure tradition.</text:p>
      <text:p text:style-name="Standard"/>
      <text:p text:style-name="Standard"><text:tab/>J’allai vers elle avec désinvolture, roulant un peu les épaules, la casquette sur l’œil, les mains dans les poches de cette veste de cuir qui avait tant fait pour le recrutement de jeunes gens dans l’aviation, irrité et embarrassé par cette irruption inadmissible d’une mère dans l’univers viril où je jouissais d’une réputation péniblement acquise de « dur », de « vrai » <text:s/>et de « tatoué ».</text:p>
      <text:p text:style-name="Standard"/>
      <text:p text:style-name="Standard"><text:tab/>Je l’embrassai avec toute la froideur amusée dont j’étais capable et tentai en vain de la manœuvrer habilement derrière le taxi, afin de la dérober aux regards, mais elle fit simplement un pas en arrière, pour mieux m’admirer et, le visage radieux, les yeux émerveillés, une main sur le cœur, aspirant bruyamment l’air par le nez, ce qui était toujours, chez elle, un signe d’intense satisfaction, elle s’exclama, d’une voix que tout le monde entendit, et avec un fort accent russe :</text:p>
      <text:p text:style-name="Standard"/>
      <text:p text:style-name="Standard"><text:tab/>— Guynemer! Tu seras un second Guynemer! Tu verras, ta mère a toujours rai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4T06:52:28.578003471</meta:creation-date>
    <meta:print-date>2020-12-14T08:34:50.547382270</meta:print-date>
    <dc:date>2020-12-14T08:36:36.177040056</dc:date>
    <meta:editing-duration>PT1H33M57S</meta:editing-duration>
    <meta:editing-cycles>1</meta:editing-cycles>
    <meta:document-statistic meta:table-count="0" meta:image-count="0" meta:object-count="0" meta:page-count="1" meta:paragraph-count="6" meta:word-count="221" meta:character-count="1292" meta:non-whitespace-character-count="1070"/>
    <meta:generator>LibreOffice/6.0.7.3$Linux_X86_64 LibreOffice_project/00m0$Build-3</meta:generator>
  </office:meta>
</office:document-meta>
</file>